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lain_20_Text">
      <style:text-properties style:font-name="Courier New" style:font-name-complex="Courier New1"/>
    </style:style>
    <style:style style:name="P2" style:family="paragraph" style:parent-style-name="Plain_20_Text">
      <style:text-properties officeooo:paragraph-rsid="00117d2e"/>
    </style:style>
    <style:style style:name="P3" style:family="paragraph" style:parent-style-name="Plain_20_Text" style:master-page-name="Standard">
      <style:paragraph-properties style:page-number="auto"/>
      <style:text-properties officeooo:rsid="00117d2e" officeooo:paragraph-rsid="00117d2e"/>
    </style:style>
    <style:style style:name="T1" style:family="text">
      <style:text-properties style:font-name="Courier New" style:font-name-complex="Courier New1"/>
    </style:style>
    <style:style style:name="T2" style:family="text">
      <style:text-properties style:font-name="Courier New" officeooo:rsid="00117d2e" style:font-name-complex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LGORITHM FOR PRIMALITY TEST(MILLER-RABIN)</text:span></text:p>
      <text:p text:style-name="Plain_20_Text"><text:span text:style-name="T1"/></text:p>
      <text:p text:style-name="Plain_20_Text"><text:span text:style-name="T1"/></text:p>
      <text:p text:style-name="Plain_20_Text"><text:span text:style-name="T1"/></text:p>
      <text:p text:style-name="Plain_20_Text"><text:span text:style-name="T1">#include &lt;bits/stdc++.h&gt; </text:span></text:p>
      <text:p text:style-name="Plain_20_Text"><text:span text:style-name="T1">using namespace std; </text:span></text:p>
      <text:p text:style-name="Plain_20_Text"><text:span text:style-name="T1"><text:s text:c="2"/></text:span></text:p>
      <text:p text:style-name="Plain_20_Text"><text:span text:style-name="T1"><text:s/></text:span></text:p>
      <text:p text:style-name="Plain_20_Text"><text:span text:style-name="T1">int power(int x, unsigned int y, int p) </text:span></text:p>
      <text:p text:style-name="Plain_20_Text"><text:span text:style-name="T1">{ </text:span></text:p>
      <text:p text:style-name="Plain_20_Text"><text:span text:style-name="T1"><text:s text:c="4"/>int res = 1; <text:s text:c="5"/>// Initialize result </text:span></text:p>
      <text:p text:style-name="Plain_20_Text"><text:span text:style-name="T1"><text:s text:c="4"/>x = x % p; <text:s/>// Update x if it is more than or </text:span></text:p>
      <text:p text:style-name="Plain_20_Text"><text:span text:style-name="T1"><text:s text:c="16"/>// equal to p </text:span></text:p>
      <text:p text:style-name="Plain_20_Text"><text:span text:style-name="T1"><text:s text:c="4"/>while (y &gt; 0) </text:span></text:p>
      <text:p text:style-name="Plain_20_Text"><text:span text:style-name="T1"><text:s text:c="4"/>{ </text:span></text:p>
      <text:p text:style-name="Plain_20_Text"><text:span text:style-name="T1"><text:s text:c="8"/>// If y is odd, multiply x with result </text:span></text:p>
      <text:p text:style-name="Plain_20_Text"><text:span text:style-name="T1"><text:s text:c="8"/>if (y &amp; 1) </text:span></text:p>
      <text:p text:style-name="Plain_20_Text"><text:span text:style-name="T1"><text:s text:c="12"/>res = (res*x) % p; </text:span></text:p>
      <text:p text:style-name="Plain_20_Text"><text:span text:style-name="T1"><text:s text:c="2"/></text:span></text:p>
      <text:p text:style-name="Plain_20_Text"><text:span text:style-name="T1"><text:s text:c="8"/>// y must be even now </text:span></text:p>
      <text:p text:style-name="Plain_20_Text"><text:span text:style-name="T1"><text:s text:c="8"/>y = y&gt;&gt;1; // y = y/2 </text:span></text:p>
      <text:p text:style-name="Plain_20_Text"><text:span text:style-name="T1"><text:s text:c="8"/>x = (x*x) % p; </text:span></text:p>
      <text:p text:style-name="Plain_20_Text"><text:span text:style-name="T1"><text:s text:c="4"/>} </text:span></text:p>
      <text:p text:style-name="Plain_20_Text"><text:span text:style-name="T1"><text:s text:c="4"/>return res; </text:span></text:p>
      <text:p text:style-name="P2"><text:span text:style-name="T2">}</text:span></text:p>
      <text:p text:style-name="Plain_20_Text"><text:span text:style-name="T1"><text:s/></text:span></text:p>
      <text:p text:style-name="Plain_20_Text"><text:span text:style-name="T1"><text:s/></text:span></text:p>
      <text:p text:style-name="Plain_20_Text"><text:span text:style-name="T1">bool miillerTest(int d, int n) </text:span></text:p>
      <text:p text:style-name="Plain_20_Text"><text:span text:style-name="T1">{ </text:span></text:p>
      <text:p text:style-name="Plain_20_Text"><text:span text:style-name="T1"><text:s text:c="5"/></text:span></text:p>
      <text:p text:style-name="Plain_20_Text"><text:span text:style-name="T1"><text:s text:c="5"/></text:span></text:p>
      <text:p text:style-name="Plain_20_Text"><text:span text:style-name="T1"><text:s text:c="4"/>int a = 2 + rand() % (n - 4); </text:span></text:p>
      <text:p text:style-name="Plain_20_Text"><text:span text:style-name="T1"><text:s text:c="2"/></text:span></text:p>
      <text:p text:style-name="Plain_20_Text"><text:span text:style-name="T1"><text:s text:c="5"/></text:span></text:p>
      <text:p text:style-name="Plain_20_Text"><text:span text:style-name="T1"><text:s text:c="4"/>int x = power(a, d, n); </text:span></text:p>
      <text:p text:style-name="Plain_20_Text"><text:span text:style-name="T1"><text:s text:c="2"/></text:span></text:p>
      <text:p text:style-name="Plain_20_Text"><text:span text:style-name="T1"><text:s text:c="4"/>if (x == 1 <text:s/>|| x == n-1) </text:span></text:p>
      <text:p text:style-name="Plain_20_Text"><text:span text:style-name="T1"><text:s text:c="7"/>return true; <text:s text:c="4"/></text:span></text:p>
      <text:p text:style-name="Plain_20_Text"><text:span text:style-name="T1"><text:s text:c="5"/></text:span></text:p>
      <text:p text:style-name="Plain_20_Text"><text:span text:style-name="T1"><text:s text:c="4"/>while (d != n-1) </text:span></text:p>
      <text:p text:style-name="Plain_20_Text"><text:span text:style-name="T1"><text:s text:c="4"/>{ </text:span></text:p>
      <text:p text:style-name="Plain_20_Text"><text:span text:style-name="T1"><text:s text:c="8"/>x = (x * x) % n; </text:span></text:p>
      <text:p text:style-name="Plain_20_Text"><text:span text:style-name="T1"><text:s text:c="8"/>d *= 2; </text:span></text:p>
      <text:p text:style-name="Plain_20_Text"><text:span text:style-name="T1"><text:s text:c="2"/></text:span></text:p>
      <text:p text:style-name="Plain_20_Text"><text:span text:style-name="T1"><text:s text:c="8"/>if (x == 1) <text:s text:c="5"/>return false; </text:span></text:p>
      <text:p text:style-name="Plain_20_Text"><text:span text:style-name="T1"><text:s text:c="8"/>if (x == n-1) <text:s text:c="3"/>return true; </text:span></text:p>
      <text:p text:style-name="Plain_20_Text"><text:span text:style-name="T1"><text:s text:c="4"/>} </text:span></text:p>
      <text:p text:style-name="Plain_20_Text"><text:span text:style-name="T1"><text:s text:c="2"/></text:span></text:p>
      <text:p text:style-name="Plain_20_Text"><text:span text:style-name="T1"><text:s text:c="5"/></text:span></text:p>
      <text:p text:style-name="Plain_20_Text"><text:span text:style-name="T1"><text:s text:c="4"/>return false; </text:span></text:p>
      <text:p text:style-name="Plain_20_Text"><text:span text:style-name="T1">} </text:span></text:p>
      <text:p text:style-name="Plain_20_Text"><text:span text:style-name="T1"><text:s text:c="2"/></text:span></text:p>
      <text:p text:style-name="Plain_20_Text"><text:span text:style-name="T1"/></text:p>
      <text:p text:style-name="Plain_20_Text"><text:soft-page-break/><text:span text:style-name="T1"><text:s/></text:span></text:p>
      <text:p text:style-name="Plain_20_Text"><text:span text:style-name="T1"><text:s/></text:span></text:p>
      <text:p text:style-name="Plain_20_Text"><text:span text:style-name="T1">bool isPrime(int n, int k) </text:span></text:p>
      <text:p text:style-name="Plain_20_Text"><text:span text:style-name="T1">{ </text:span></text:p>
      <text:p text:style-name="Plain_20_Text"><text:span text:style-name="T1"><text:s text:c="5"/></text:span></text:p>
      <text:p text:style-name="Plain_20_Text"><text:span text:style-name="T1"><text:s text:c="4"/>if (n &lt;= 1 || n == 4) <text:s/>return false; </text:span></text:p>
      <text:p text:style-name="Plain_20_Text"><text:span text:style-name="T1"><text:s text:c="4"/>if (n &lt;= 3) return true; </text:span></text:p>
      <text:p text:style-name="Plain_20_Text"><text:span text:style-name="T1"><text:s text:c="2"/></text:span></text:p>
      <text:p text:style-name="Plain_20_Text"><text:span text:style-name="T1"><text:s text:c="5"/></text:span></text:p>
      <text:p text:style-name="Plain_20_Text"><text:span text:style-name="T1"><text:s text:c="4"/>int d = n - 1; </text:span></text:p>
      <text:p text:style-name="Plain_20_Text"><text:span text:style-name="T1"><text:s text:c="4"/>while (d % 2 == 0) </text:span></text:p>
      <text:p text:style-name="Plain_20_Text"><text:span text:style-name="T1"><text:s text:c="8"/>d /= 2; </text:span></text:p>
      <text:p text:style-name="Plain_20_Text"><text:span text:style-name="T1"><text:s text:c="2"/></text:span></text:p>
      <text:p text:style-name="Plain_20_Text"><text:span text:style-name="T1"><text:s text:c="5"/></text:span></text:p>
      <text:p text:style-name="Plain_20_Text"><text:span text:style-name="T1"><text:s text:c="4"/>for (int i = 0; i &lt; k; i++) </text:span></text:p>
      <text:p text:style-name="Plain_20_Text"><text:span text:style-name="T1"><text:s text:c="9"/>if (!miillerTest(d, n)) </text:span></text:p>
      <text:p text:style-name="Plain_20_Text"><text:span text:style-name="T1"><text:s text:c="14"/>return false; </text:span></text:p>
      <text:p text:style-name="Plain_20_Text"><text:span text:style-name="T1"><text:s text:c="2"/></text:span></text:p>
      <text:p text:style-name="Plain_20_Text"><text:span text:style-name="T1"><text:s text:c="4"/>return true; </text:span></text:p>
      <text:p text:style-name="Plain_20_Text"><text:span text:style-name="T1">} </text:span></text:p>
      <text:p text:style-name="Plain_20_Text"><text:span text:style-name="T1"><text:s text:c="2"/></text:span></text:p>
      <text:p text:style-name="Plain_20_Text"><text:span text:style-name="T1"><text:s/></text:span></text:p>
      <text:p text:style-name="Plain_20_Text"><text:span text:style-name="T1">int main() </text:span></text:p>
      <text:p text:style-name="Plain_20_Text"><text:span text:style-name="T1">{ </text:span></text:p>
      <text:p text:style-name="Plain_20_Text"><text:span text:style-name="T1"><text:s text:c="4"/>int k = 4; <text:s/>// Number of iterations </text:span></text:p>
      <text:p text:style-name="Plain_20_Text"><text:span text:style-name="T1"><text:s text:c="2"/></text:span></text:p>
      <text:p text:style-name="Plain_20_Text"><text:span text:style-name="T1"><text:s text:c="4"/>cout &lt;&lt; "All primes smaller than 100: \n"; </text:span></text:p>
      <text:p text:style-name="Plain_20_Text"><text:span text:style-name="T1"><text:s text:c="4"/>for (int n = 1; n &lt; 100; n++) </text:span></text:p>
      <text:p text:style-name="Plain_20_Text"><text:span text:style-name="T1"><text:s text:c="7"/>if (isPrime(n, k)) </text:span></text:p>
      <text:p text:style-name="Plain_20_Text"><text:span text:style-name="T1"><text:s text:c="10"/>cout &lt;&lt; n &lt;&lt; " "; </text:span></text:p>
      <text:p text:style-name="Plain_20_Text"><text:span text:style-name="T1"><text:s text:c="2"/></text:span></text:p>
      <text:p text:style-name="Plain_20_Text"><text:span text:style-name="T1"><text:s text:c="4"/>return 0; </text:span></text:p>
      <text:p text:style-name="Plain_20_Text"><text:span text:style-name="T1">}</text:span></text:p>
      <text:p text:style-name="Plain_20_Text"><text:span text:style-name="T1">Algorithm:</text:span></text:p>
      <text:p text:style-name="P1"/>
      <text:p text:style-name="Plain_20_Text"><text:span text:style-name="T1">// It returns false if n is composite and returns true if n</text:span></text:p>
      <text:p text:style-name="Plain_20_Text"><text:span text:style-name="T1">// is probably prime. <text:s/>k is an input parameter that determines</text:span></text:p>
      <text:p text:style-name="Plain_20_Text"><text:span text:style-name="T1">// accuracy level. Higher value of k indicates more accuracy.</text:span></text:p>
      <text:p text:style-name="Plain_20_Text"><text:span text:style-name="T1">bool isPrime(int n, int k)</text:span></text:p>
      <text:p text:style-name="Plain_20_Text"><text:span text:style-name="T1">1) Handle base cases for n &lt; 3</text:span></text:p>
      <text:p text:style-name="Plain_20_Text"><text:span text:style-name="T1">2) If n is even, return false.</text:span></text:p>
      <text:p text:style-name="Plain_20_Text"><text:span text:style-name="T1">3) Find an odd number d such that n-1 can be written as d*2r. </text:span></text:p>
      <text:p text:style-name="Plain_20_Text"><text:span text:style-name="T1"><text:s text:c="3"/>Note that since n is odd, (n-1) must be even and r must be </text:span></text:p>
      <text:p text:style-name="Plain_20_Text"><text:span text:style-name="T1"><text:s text:c="3"/>greater than 0.</text:span></text:p>
      <text:p text:style-name="Plain_20_Text"><text:span text:style-name="T1">4) Do following k times</text:span></text:p>
      <text:p text:style-name="Plain_20_Text"><text:span text:style-name="T1"><text:s text:c="5"/>if (millerTest(n, d) == false)</text:span></text:p>
      <text:p text:style-name="Plain_20_Text"><text:span text:style-name="T1"><text:s text:c="10"/>return false</text:span></text:p>
      <text:p text:style-name="Plain_20_Text"><text:span text:style-name="T1">5) Return true.</text:span></text:p>
      <text:p text:style-name="P1"/>
      <text:p text:style-name="Plain_20_Text"><text:span text:style-name="T1">// This function is called for all k trials. It returns </text:span></text:p>
      <text:p text:style-name="Plain_20_Text"><text:span text:style-name="T1">// false if n is composite and returns false if n is probably</text:span></text:p>
      <text:p text:style-name="Plain_20_Text"><text:span text:style-name="T1">// prime. <text:s/></text:span></text:p>
      <text:p text:style-name="Plain_20_Text"><text:span text:style-name="T1">// d is an odd number such that <text:s/>d*2r = n-1 for some r &gt;= 1</text:span></text:p>
      <text:p text:style-name="Plain_20_Text"><text:span text:style-name="T1">bool millerTest(int n, int d)</text:span></text:p>
      <text:p text:style-name="Plain_20_Text"><text:soft-page-break/><text:span text:style-name="T1">1) Pick a random number 'a' in range [2, n-2]</text:span></text:p>
      <text:p text:style-name="Plain_20_Text"><text:span text:style-name="T1">2) Compute: x = pow(a, d) % n</text:span></text:p>
      <text:p text:style-name="Plain_20_Text"><text:span text:style-name="T1">3) If x == 1 or x == n-1, return true.</text:span></text:p>
      <text:p text:style-name="P1"/>
      <text:p text:style-name="Plain_20_Text"><text:span text:style-name="T1">// Below loop mainly runs 'r-1' times.</text:span></text:p>
      <text:p text:style-name="Plain_20_Text"><text:span text:style-name="T1">4) Do following while d doesn't become n-1.</text:span></text:p>
      <text:p text:style-name="Plain_20_Text"><text:span text:style-name="T1"><text:s text:c="5"/>a) x = (x*x) % n.</text:span></text:p>
      <text:p text:style-name="Plain_20_Text"><text:span text:style-name="T1"><text:s text:c="5"/>b) If (x == 1) return false.</text:span></text:p>
      <text:p text:style-name="Plain_20_Text"><text:span text:style-name="T1"><text:s text:c="5"/>c) If (x == n-1) return true. </text:span></text:p>
      <text:p text:style-name="Plain_20_Text"><text:span text:style-name="T1">Example:</text:span></text:p>
      <text:p text:style-name="P1"/>
      <text:p text:style-name="Plain_20_Text"><text:span text:style-name="T1">Input: n = 13, <text:s/>k = 2.</text:span></text:p>
      <text:p text:style-name="P1"/>
      <text:p text:style-name="Plain_20_Text"><text:span text:style-name="T1">1) Compute d and r such that d*2r = n-1, </text:span></text:p>
      <text:p text:style-name="Plain_20_Text"><text:span text:style-name="T1"><text:s text:c="5"/>d = 3, r = 2. </text:span></text:p>
      <text:p text:style-name="Plain_20_Text"><text:span text:style-name="T1">2) Call millerTest k times.</text:span></text:p>
      <text:p text:style-name="P1"/>
      <text:p text:style-name="Plain_20_Text"><text:span text:style-name="T1">1st Iteration:</text:span></text:p>
      <text:p text:style-name="Plain_20_Text"><text:span text:style-name="T1">1) Pick a random number 'a' in range [2, n-2]</text:span></text:p>
      <text:p text:style-name="Plain_20_Text"><text:span text:style-name="T1"><text:s text:c="6"/>Suppose a = 4</text:span></text:p>
      <text:p text:style-name="P1"/>
      <text:p text:style-name="Plain_20_Text"><text:span text:style-name="T1">2) Compute: x = pow(a, d) % n</text:span></text:p>
      <text:p text:style-name="Plain_20_Text"><text:span text:style-name="T1"><text:s text:c="5"/>x = 43 % 13 = 12</text:span></text:p>
      <text:p text:style-name="P1"/>
      <text:p text:style-name="Plain_20_Text"><text:span text:style-name="T1">3) Since x = (n-1), return true.</text:span></text:p>
      <text:p text:style-name="P1"/>
      <text:p text:style-name="Plain_20_Text"><text:span text:style-name="T1">IInd Iteration:</text:span></text:p>
      <text:p text:style-name="Plain_20_Text"><text:span text:style-name="T1">1) Pick a random number 'a' in range [2, n-2]</text:span></text:p>
      <text:p text:style-name="Plain_20_Text"><text:span text:style-name="T1"><text:s text:c="6"/>Suppose a = 5</text:span></text:p>
      <text:p text:style-name="P1"/>
      <text:p text:style-name="Plain_20_Text"><text:span text:style-name="T1">2) Compute: x = pow(a, d) % n</text:span></text:p>
      <text:p text:style-name="Plain_20_Text"><text:span text:style-name="T1"><text:s text:c="5"/>x = 53 % 13 = 8</text:span></text:p>
      <text:p text:style-name="P1"/>
      <text:p text:style-name="Plain_20_Text"><text:span text:style-name="T1">3) x neither 1 nor 12.</text:span></text:p>
      <text:p text:style-name="P1"/>
      <text:p text:style-name="Plain_20_Text"><text:span text:style-name="T1">4) Do following (r-1) = 1 times</text:span></text:p>
      <text:p text:style-name="Plain_20_Text"><text:span text:style-name="T1"><text:s text:c="3"/>a) x = (x * x) % 13 = (8 * 8) % 13 = 12</text:span></text:p>
      <text:p text:style-name="Plain_20_Text"><text:span text:style-name="T1"><text:s text:c="3"/>b) Since x = (n-1), return true.</text:span></text:p>
      <text:p text:style-name="P1"/>
      <text:p text:style-name="Plain_20_Text"><text:span text:style-name="T1">Since both iterations return true, we return true.</text:span></text:p>
      <text:p text:style-name="Plain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648cm" fo:margin-right="2.649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2-11-13T05:19:00</meta:creation-date>
    <dc:date>2018-11-14T10:52:55.549394395</dc:date>
    <meta:editing-duration>PT45S</meta:editing-duration>
    <meta:document-statistic meta:table-count="0" meta:image-count="0" meta:object-count="0" meta:page-count="3" meta:paragraph-count="130" meta:word-count="599" meta:character-count="2941" meta:non-whitespace-character-count="1973"/>
    <meta:generator>LibreOffice/5.1.6.2$Linux_X86_64 LibreOffice_project/10m0$Build-2</meta:generator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